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" svg:font-family="Arial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>
      <style:paragraph-properties fo:margin-left="0cm" fo:margin-right="0cm" fo:text-indent="0cm" style:auto-text-indent="false"/>
    </style:style>
    <style:style style:name="P5" style:family="paragraph" style:parent-style-name="Standard" style:list-style-name="L4">
      <style:paragraph-properties fo:margin-left="0cm" fo:margin-right="0cm" fo:text-indent="0cm" style:auto-text-indent="false"/>
    </style:style>
    <style:style style:name="P6" style:family="paragraph" style:parent-style-name="Standard" style:list-style-name="L5">
      <style:paragraph-properties fo:margin-left="0cm" fo:margin-right="0cm" fo:text-indent="0cm" style:auto-text-indent="false"/>
    </style:style>
    <style:style style:name="P7" style:family="paragraph" style:parent-style-name="Standard" style:list-style-name="L6">
      <style:paragraph-properties fo:margin-left="0cm" fo:margin-right="0cm" fo:text-indent="0cm" style:auto-text-indent="false"/>
    </style:style>
    <style:style style:name="P8" style:family="paragraph" style:parent-style-name="Standard" style:list-style-name="L6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9" style:family="paragraph" style:parent-style-name="Standard" style:list-style-name="L3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0" style:family="paragraph" style:parent-style-name="Standard" style:list-style-name="L7">
      <style:paragraph-properties fo:margin-left="0cm" fo:margin-right="0cm" fo:text-indent="0cm" style:auto-text-indent="false"/>
    </style:style>
    <style:style style:name="P11" style:family="paragraph" style:parent-style-name="Standard" style:list-style-name="L7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2" style:family="paragraph" style:parent-style-name="Standard" style:list-style-name="L8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3" style:family="paragraph" style:parent-style-name="Standard" style:list-style-name="L9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4" style:family="paragraph" style:parent-style-name="Standard" style:list-style-name="L10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5" style:family="paragraph" style:parent-style-name="Standard" style:list-style-name="L11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6" style:family="paragraph" style:parent-style-name="Standard" style:list-style-name="L12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7" style:family="paragraph" style:parent-style-name="Standard" style:list-style-name="L13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8" style:family="paragraph" style:parent-style-name="Standard" style:list-style-name="L13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 style:list-style-name="L14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20" style:family="paragraph" style:parent-style-name="Standard" style:list-style-name="L15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21" style:family="paragraph" style:parent-style-name="Standard" style:list-style-name="L16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23" style:family="paragraph" style:parent-style-name="Standard" style:list-style-name="L17">
      <style:paragraph-properties fo:margin-left="0cm" fo:margin-right="0cm" fo:text-indent="0cm" style:auto-text-indent="false"/>
    </style:style>
    <style:style style:name="P24" style:family="paragraph" style:parent-style-name="Standard">
      <style:paragraph-properties fo:margin-left="0cm" fo:margin-right="0cm" fo:text-indent="0cm" style:auto-text-indent="false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26" style:family="paragraph" style:parent-style-name="Standard" style:list-style-name="L18">
      <style:paragraph-properties fo:margin-left="0cm" fo:margin-right="0cm" fo:text-indent="0cm" style:auto-text-indent="false"/>
    </style:style>
    <style:style style:name="P27" style:family="paragraph" style:parent-style-name="Standard" style:list-style-name="L19">
      <style:paragraph-properties fo:margin-left="0cm" fo:margin-right="0cm" fo:text-indent="0cm" style:auto-text-indent="false"/>
    </style:style>
    <style:style style:name="P28" style:family="paragraph" style:parent-style-name="Standard" style:list-style-name="L20">
      <style:paragraph-properties fo:margin-left="0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33% 80%"/>
    </style:style>
    <text:list-style style:name="L1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)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98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98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2.046cm" text:min-label-width="0.635cm"/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uió de les classes de pràctiques del CAP</text:p>
      <text:p text:style-name="Standard"/>
      <text:p text:style-name="P1">Activitats</text:p>
      <text:p text:style-name="Standard"/>
      <text:list text:style-name="L1">
        <text:list-item>
          <text:p text:style-name="P2">Presentació J2ME. Introducció a la programació de dispositius mòbils:</text:p>
        </text:list-item>
      </text:list>
      <text:list text:style-name="L2">
        <text:list-item>
          <text:list>
            <text:list-item>
              <text:p text:style-name="P3">Transparències. Només el primer apartat (característiques i limitacions dels dispositius mòbils, tipus de mòbils, Conectivitat)</text:p>
            </text:list-item>
            <text:list-item>
              <text:p text:style-name="P3">Temporització: <text:span text:style-name="T1">10-15 minuts.</text:span></text:p>
            </text:list-item>
          </text:list>
        </text:list-item>
      </text:list>
      <text:list text:style-name="L3">
        <text:list-item>
          <text:p text:style-name="P4">Presentació de les eines per programar amb dispositius mòbils. Dos opcions:</text:p>
          <text:list>
            <text:list-item>
              <text:p text:style-name="P4">Ja ho tenen tot configurat per començar a treballar</text:p>
            </text:list-item>
          </text:list>
        </text:list-item>
      </text:list>
      <text:list text:style-name="L4">
        <text:list-item>
          <text:list>
            <text:list-item>
              <text:p text:style-name="P5">Explicar la eina Wireless Toolkit</text:p>
            </text:list-item>
            <text:list-item>
              <text:p text:style-name="P5">Explicar la Integració del Wireless Toolkit a NetBeans.</text:p>
            </text:list-item>
            <text:list-item>
              <text:p text:style-name="P5">Exemples d'aplicacions mòbils extretes del Wireless Toolkit.</text:p>
            </text:list-item>
            <text:list-item>
              <text:p text:style-name="P5">Temporització: <text:span text:style-name="T1">10-15 minuts.</text:span></text:p>
            </text:list-item>
          </text:list>
        </text:list-item>
      </text:list>
      <text:list text:style-name="L3" text:continue-numbering="true">
        <text:list-item>
          <text:list text:continue-numbering="true">
            <text:list-item>
              <text:p text:style-name="P4">Ho hem de configurar</text:p>
            </text:list-item>
          </text:list>
        </text:list-item>
      </text:list>
      <text:list text:style-name="L5">
        <text:list-item>
          <text:list>
            <text:list-item>
              <text:p text:style-name="P6">Explicar la eina Wireless Toolkit</text:p>
            </text:list-item>
            <text:list-item>
              <text:p text:style-name="P6">Explicar e integrar el Wireless Toolkit a NetBeans.</text:p>
            </text:list-item>
            <text:list-item>
              <text:p text:style-name="P6">Temporització: <text:span text:style-name="T1">20-25 minuts.</text:span></text:p>
            </text:list-item>
          </text:list>
        </text:list-item>
      </text:list>
      <text:list text:style-name="L3" text:continue-numbering="true">
        <text:list-item>
          <text:p text:style-name="P4">Creació d'un projecte J2ME. <text:span text:style-name="T1">HelloWorldExemple.java</text:span></text:p>
        </text:list-item>
      </text:list>
      <text:list text:style-name="L6">
        <text:list-item>
          <text:list>
            <text:list-item>
              <text:p text:style-name="P7">Seguint el document “AplicacionesJ2MEConNetbeans.odt”</text:p>
            </text:list-item>
            <text:list-item>
              <text:p text:style-name="P8">Aprofitaria al crear un projecte amb l'assistent el moment que pregunta per les configuracions i perfils (profiles) per explicar el que són (amb l'ús de l'apartat 3 de les transparències - <text:s/>Arquitectura de la plataforma J2ME-)</text:p>
            </text:list-item>
            <text:list-item>
              <text:p text:style-name="P8">Temporització <text:span text:style-name="T1">10-15 minuts.</text:span></text:p>
            </text:list-item>
          </text:list>
        </text:list-item>
      </text:list>
      <text:list text:style-name="L3" text:continue-numbering="true">
        <text:list-item>
          <text:p text:style-name="P9">Processo de creació de aplicacions mòbils</text:p>
        </text:list-item>
      </text:list>
      <text:list text:style-name="L7">
        <text:list-item>
          <text:list>
            <text:list-item>
              <text:p text:style-name="P10">Transparència 27. </text:p>
            </text:list-item>
            <text:list-item>
              <text:p text:style-name="P10">Explicació de com Netbeans ens fa tot el procés i del mòbil virtual.</text:p>
            </text:list-item>
            <text:list-item>
              <text:p text:style-name="P10">Executar el HelloWorld introduint alguna modificació.</text:p>
            </text:list-item>
            <text:list-item>
              <text:p text:style-name="P11">Temporització <text:span text:style-name="T1">10-15 minuts.</text:span></text:p>
            </text:list-item>
          </text:list>
        </text:list-item>
      </text:list>
      <text:list text:style-name="L3" text:continue-numbering="true">
        <text:list-item>
          <text:p text:style-name="P9">Documentació</text:p>
        </text:list-item>
      </text:list>
      <text:list text:style-name="L8">
        <text:list-item>
          <text:list>
            <text:list-item>
              <text:p text:style-name="P12">Javadocs de les APIs.</text:p>
            </text:list-item>
            <text:list-item>
              <text:p text:style-name="P12">Documentació Wireless Toolkit.</text:p>
            </text:list-item>
            <text:list-item>
              <text:p text:style-name="P12">Temporització: <text:span text:style-name="T1">5 minuts</text:span></text:p>
            </text:list-item>
          </text:list>
        </text:list-item>
      </text:list>
      <text:list text:style-name="L3" text:continue-numbering="true">
        <text:list-item>
          <text:p text:style-name="P9">Desenvolupament d'interfícies Gràfiques </text:p>
        </text:list-item>
      </text:list>
      <text:list text:style-name="L9">
        <text:list-item>
          <text:list>
            <text:list-item>
              <text:p text:style-name="P13">Amb el suport dels apartats 6 i 7 de les transparències s'ha de crear una petita aplicació amb una interfície gràfica. S'entrega una proposta.</text:p>
            </text:list-item>
            <text:list-item>
              <text:p text:style-name="P13">Displays. Formularis, Camps de formulari, alertes. Llistes, “tickers”, recursos d'imatge </text:p>
            </text:list-item>
            <text:list-item>
              <text:p text:style-name="P13">Comandes. Model d'esdeveniments (Apartat 6 Transparències)</text:p>
            </text:list-item>
            <text:list-item>
              <text:p text:style-name="P13">Temporització Dos opcions</text:p>
              <text:list>
                <text:list-item>
                  <text:p text:style-name="P13">Tipus DEMO (els hi dono gairebé tota la estructura): <text:span text:style-name="T1">20 min</text:span></text:p>
                </text:list-item>
                <text:list-item>
                  <text:p text:style-name="P13">L'han de crear desde 0: <text:span text:style-name="T1">1h</text:span></text:p>
                </text:list-item>
              </text:list>
            </text:list-item>
          </text:list>
        </text:list-item>
      </text:list>
      <text:list text:style-name="L3" text:continue-numbering="true">
        <text:list-item>
          <text:p text:style-name="P9">Desenvolupament aplicacions mòbils a baix nivell</text:p>
        </text:list-item>
      </text:list>
      <text:list text:style-name="L10">
        <text:list-item>
          <text:list>
            <text:list-item>
              <text:p text:style-name="P14">Comparació Baix Nivell i Alt Nivell.</text:p>
            </text:list-item>
            <text:list-item>
              <text:p text:style-name="P14">Aplicacions baix nivell (jocs)</text:p>
            </text:list-item>
            <text:list-item>
              <text:p text:style-name="P14">Exemple aplicacions (Worm, “Boletes”)</text:p>
            </text:list-item>
            <text:list-item>
              <text:p text:style-name="P14">Temporització: <text:span text:style-name="T1">10-15 minuts</text:span></text:p>
            </text:list-item>
          </text:list>
        </text:list-item>
      </text:list>
      <text:list text:style-name="L3" text:continue-numbering="true">
        <text:list-item>
          <text:p text:style-name="P9">Desenvolupament d'una aplicació a Baix Nivell</text:p>
        </text:list-item>
      </text:list>
      <text:list text:style-name="L11">
        <text:list-item>
          <text:list>
            <text:list-item>
              <text:p text:style-name="P15">Canvas. </text:p>
            </text:list-item>
            <text:list-item>
              <text:p text:style-name="P15">Api 2D</text:p>
            </text:list-item>
            <text:list-item>
              <text:p text:style-name="P15"><text:span text:style-name="T2">Desenvolupament de jocs: javax.microedition.lcdui.game</text:span></text:p>
            </text:list-item>
            <text:list-item>
              <text:p text:style-name="P15">Temporització: <text:span text:style-name="T1">Aproximadament seria 1 sessió</text:span></text:p>
            </text:list-item>
          </text:list>
        </text:list-item>
      </text:list>
      <text:list text:style-name="L3" text:continue-numbering="true">
        <text:list-item>
          <text:p text:style-name="P9">Persistència. RMS (base de dades)</text:p>
        </text:list-item>
      </text:list>
      <text:list text:style-name="L12">
        <text:list-item>
          <text:list>
            <text:list-item>
              <text:p text:style-name="P16">RMS</text:p>
            </text:list-item>
            <text:list-item>
              <text:p text:style-name="P16">Temportizació: ???</text:p>
            </text:list-item>
          </text:list>
        </text:list-item>
      </text:list>
      <text:list text:style-name="L3" text:continue-numbering="true">
        <text:list-item>
          <text:p text:style-name="P9">APIS Opcionals</text:p>
        </text:list-item>
      </text:list>
      <text:list text:style-name="L13">
        <text:list-item>
          <text:list>
            <text:list-item>
              <text:p text:style-name="P17">PDA Optional Package</text:p>
            </text:list-item>
            <text:list-item>
              <text:p text:style-name="P18">Wireless Messaging API 2.0 </text:p>
            </text:list-item>
            <text:list-item>
              <text:p text:style-name="P18">Mobile 3D Graphics API</text:p>
            </text:list-item>
            <text:list-item>
              <text:p text:style-name="P18">JSR-000082 Java<text:span text:style-name="T3">TM</text:span> APIs for Bluetooth</text:p>
            </text:list-item>
            <text:list-item>
              <text:p text:style-name="P18">Temporització: <text:span text:style-name="T1">10minuts</text:span></text:p>
            </text:list-item>
          </text:list>
        </text:list-item>
      </text:list>
      <text:list text:style-name="L3" text:continue-numbering="true">
        <text:list-item>
          <text:p text:style-name="P9">Aplicacions de J2ME</text:p>
        </text:list-item>
      </text:list>
      <text:list text:style-name="L14">
        <text:list-item>
          <text:list>
            <text:list-item>
              <text:p text:style-name="P19">Transparència amb les aplicacions actuals de J2ME:</text:p>
              <text:list>
                <text:list-item>
                  <text:p text:style-name="P19">Creació de Jocs 2D i 3D amb suport per audio.</text:p>
                </text:list-item>
                <text:list-item>
                  <text:p text:style-name="P19">Aplicacions de xarxa</text:p>
                </text:list-item>
                <text:list-item>
                  <text:p text:style-name="P19">Tractament imatges (Àlbum de fotos)</text:p>
                </text:list-item>
                <text:list-item>
                  <text:p text:style-name="P19">Comunicacions. Infraroigs (OBEX) i BlueTooth</text:p>
                </text:list-item>
                <text:list-item>
                  <text:p text:style-name="P19">Serveis Web. Accés a servidors de notícies amb RSS (JSR172 Demo).</text:p>
                </text:list-item>
                <text:list-item>
                  <text:p text:style-name="P19">Missatgeria (SMS,MMS)</text:p>
                </text:list-item>
                <text:list-item>
                  <text:p text:style-name="P19">Temporització: <text:span text:style-name="T1">5 minuts</text:span></text:p>
                </text:list-item>
              </text:list>
            </text:list-item>
          </text:list>
        </text:list-item>
      </text:list>
      <text:list text:style-name="L3" text:continue-numbering="true">
        <text:list-item>
          <text:p text:style-name="P9">Exemples d'aplicacions J2ME </text:p>
        </text:list-item>
      </text:list>
      <text:list text:style-name="L15">
        <text:list-item>
          <text:list>
            <text:list-item>
              <text:p text:style-name="P20">Recórrer els exemples del Wireless Toolkit veient possibles aplicacions.</text:p>
            </text:list-item>
          </text:list>
        </text:list-item>
      </text:list>
      <text:list text:style-name="L16">
        <text:list-item>
          <text:list>
            <text:list-item>
              <text:p text:style-name="P21">Temporització: <text:span text:style-name="T1">20-30 minuts</text:span></text:p>
            </text:list-item>
          </text:list>
        </text:list-item>
      </text:list>
      <text:p text:style-name="P22"><text:span text:style-name="T1"/></text:p>
      <text:list text:style-name="L3" text:continue-numbering="true">
        <text:list-item>
          <text:p text:style-name="P4">“Deployment” d'una aplicació (Passar al mòbil)</text:p>
        </text:list-item>
      </text:list>
      <text:list text:style-name="L17">
        <text:list-item>
          <text:list>
            <text:list-item>
              <text:p text:style-name="P23">Tipus de deployment (OTA, Infraroigs, BlueTooth, cable directe.)</text:p>
            </text:list-item>
            <text:list-item>
              <text:p text:style-name="P23">Bluetooth. Si fem unes proves abans ha de durar poc</text:p>
            </text:list-item>
            <text:list-item>
              <text:p text:style-name="P23">Temporització: <text:span text:style-name="T1">5-10 minuts</text:span></text:p>
            </text:list-item>
          </text:list>
        </text:list-item>
      </text:list>
      <text:p text:style-name="P24"/>
      <text:p text:style-name="P25">Proposta</text:p>
      <text:p text:style-name="P24"/>
      <text:p text:style-name="P24">Una Sessió: Podríem fer les següents activitats:</text:p>
      <text:list text:style-name="L18">
        <text:list-item>
          <text:p text:style-name="P26">1, 2, 3, 4, 5 + 6 Opció DEMO + 13</text:p>
        </text:list-item>
        <text:list-item>
          <text:p text:style-name="P26">Sería una sessió a fer una DEMO/Overview de la plataforma J2ME, les eines i executar el procés de desenvolupament d'una aplicació J2ME simple (HelloWorld)</text:p>
        </text:list-item>
        <text:list-item>
          <text:p text:style-name="P26">Si dona temps es pot fer activitat 11</text:p>
        </text:list-item>
      </text:list>
      <text:p text:style-name="P24">Dos sessions:</text:p>
      <text:list text:style-name="L19">
        <text:list-item>
          <text:p text:style-name="P27">La proposta anterior + Activitat 6 amb l'opció 2. Es proposaria fer una aplicació bàsica amb interfície Gràfica utilitzant Netbeans. Estaria bé fer entrar l'activitat 11 i opcionalment la 10</text:p>
        </text:list-item>
      </text:list>
      <text:p text:style-name="P24">Tres sessions</text:p>
      <text:list text:style-name="L20">
        <text:list-item>
          <text:p text:style-name="P28">La proposta anterior <text:s/>+ </text:p>
          <text:list>
            <text:list-item>
              <text:p text:style-name="P28">1era Opció: <text:s/>7 i 8. Desenvolupar alguna petita aplicació a baix nivell (possiblement a partir d'un esquelet)</text:p>
            </text:list-item>
            <text:list-item>
              <text:p text:style-name="P28">2ona Opció: 7,10,11 i 12</text:p>
            </text:list-item>
          </text:list>
        </text:list-item>
      </text:list>
      <text:p text:style-name="P24"><text:tab/></text:p>
      <text:p text:style-name="P24"/>
      <text:p text:style-name="P24"/>
      <text:p text:style-name="P24"/>
      <text:p text:style-name="P24"><text:tab/></text:p>
      <text:p text:style-name="P24"><text:tab/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" svg:font-family="Arial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font-name-asian="Arial" style:font-size-asian="12pt" style:language-asian="none" style:country-asian="none" style:font-name-complex="Aria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HG Mincho Light J" style:font-size-asian="14pt" style:font-name-complex="Arial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cte_20_amb_20_fletxa" style:display-name="Objecte amb fletxa" style:family="paragraph" style:parent-style-name="Standard"/>
    <style:style style:name="Objecte_20_amb_20_ombra" style:display-name="Objecte amb ombra" style:family="paragraph" style:parent-style-name="Standard"/>
    <style:style style:name="Objecte_20_sense_20_emplenament" style:display-name="Objecte sense emplenament" style:family="paragraph" style:parent-style-name="Standard"/>
    <style:style style:name="Cos_20_justificat_20_del_20_text" style:display-name="Cos justificat del text" style:family="paragraph" style:parent-style-name="Standard"/>
    <style:style style:name="Sangria_20_de_20_la_20_primera_20_línia" style:display-name="Sangria de la primera línia" style:family="paragraph" style:parent-style-name="Standard">
      <style:paragraph-properties fo:margin-left="0cm" fo:margin-right="0cm" fo:text-indent="0.6cm" style:auto-text-indent="false"/>
    </style:style>
    <style:style style:name="Títol1" style:family="paragraph" style:parent-style-name="Standard">
      <style:paragraph-properties fo:text-align="center" style:justify-single-word="false"/>
    </style:style>
    <style:style style:name="Títol2" style:family="paragraph" style:parent-style-name="Standard">
      <style:paragraph-properties fo:margin-left="0.199cm" fo:margin-right="0.199cm" fo:margin-top="0.101cm" fo:margin-bottom="0.101cm" fo:text-align="center" style:justify-single-word="false" fo:text-indent="0cm" style:auto-text-indent="false"/>
    </style:style>
    <style:style style:name="Encapçalament1" style:family="paragraph" style:parent-style-name="Standard">
      <style:paragraph-properties fo:margin-top="0.42cm" fo:margin-bottom="0.21cm"/>
    </style:style>
    <style:style style:name="Encapçalament2" style:family="paragraph" style:parent-style-name="Standard">
      <style:paragraph-properties fo:margin-top="0.42cm" fo:margin-bottom="0.21cm"/>
    </style:style>
    <style:style style:name="Línia_20_de_20_dimensions" style:display-name="Línia de dimensions" style:family="paragraph" style:parent-style-name="Standard"/>
    <style:style style:name="PresentacionsCursJava_7e_LT_7e_Gliederung_20_1" style:display-name="PresentacionsCursJava~LT~Gliederung 1" style:family="paragraph">
      <style:paragraph-properties fo:margin-left="0.953cm" fo:margin-right="0cm" fo:margin-top="0.176cm" fo:margin-bottom="0cm" style:line-height-at-least="0.353cm" fo:text-align="start" style:justify-single-word="false" fo:text-indent="0cm" style:auto-text-indent="false" style:text-autospace="none">
        <style:tab-stops>
          <style:tab-stop style:position="1.164cm"/>
          <style:tab-stop style:position="3.281cm"/>
          <style:tab-stop style:position="5.398cm"/>
          <style:tab-stop style:position="7.514cm"/>
          <style:tab-stop style:position="9.631cm"/>
          <style:tab-stop style:position="11.748cm"/>
          <style:tab-stop style:position="13.864cm"/>
          <style:tab-stop style:position="15.981cm"/>
          <style:tab-stop style:position="18.098cm"/>
          <style:tab-stop style:position="20.214cm"/>
          <style:tab-stop style:position="22.331cm"/>
          <style:tab-stop style:position="24.448cm"/>
          <style:tab-stop style:position="26.564cm"/>
          <style:tab-stop style:position="28.681cm"/>
        </style:tab-stops>
      </style:paragraph-properties>
      <style:text-properties fo:color="#0066cc" style:text-outline="false" style:text-line-through-style="none" style:font-name="Arial" fo:font-size="20pt" fo:font-style="normal" fo:text-shadow="1pt 1pt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/>
    </style:style>
    <style:style style:name="PresentacionsCursJava_7e_LT_7e_Gliederung_20_2" style:display-name="PresentacionsCursJava~LT~Gliederung 2" style:family="paragraph" style:parent-style-name="PresentacionsCursJava_7e_LT_7e_Gliederung_20_1">
      <style:paragraph-properties fo:margin-left="2.064cm" fo:margin-right="0cm" fo:margin-top="0cm" fo:margin-bottom="0cm" fo:line-height="150%" fo:text-indent="0cm" style:auto-text-indent="false">
        <style:tab-stops>
          <style:tab-stop style:position="-2.013cm"/>
          <style:tab-stop style:position="0.106cm"/>
          <style:tab-stop style:position="2.223cm"/>
          <style:tab-stop style:position="4.337cm"/>
          <style:tab-stop style:position="6.456cm"/>
          <style:tab-stop style:position="8.573cm"/>
          <style:tab-stop style:position="10.687cm"/>
          <style:tab-stop style:position="12.806cm"/>
          <style:tab-stop style:position="14.923cm"/>
          <style:tab-stop style:position="17.037cm"/>
          <style:tab-stop style:position="19.156cm"/>
          <style:tab-stop style:position="21.273cm"/>
          <style:tab-stop style:position="23.387cm"/>
          <style:tab-stop style:position="25.506cm"/>
        </style:tab-stops>
      </style:paragraph-properties>
      <style:text-properties fo:color="#000000" fo:font-size="16pt" fo:text-shadow="none" style:font-size-asian="16pt" style:font-size-complex="16pt"/>
    </style:style>
    <style:style style:name="PresentacionsCursJava_7e_LT_7e_Gliederung_20_3" style:display-name="PresentacionsCursJava~LT~Gliederung 3" style:family="paragraph" style:parent-style-name="PresentacionsCursJava_7e_LT_7e_Gliederung_20_2">
      <style:paragraph-properties fo:margin-left="3.175cm" fo:margin-right="0cm" fo:text-indent="0cm" style:auto-text-indent="false">
        <style:tab-stops>
          <style:tab-stop style:position="-2.117cm"/>
          <style:tab-stop style:position="0cm"/>
          <style:tab-stop style:position="2.117cm"/>
          <style:tab-stop style:position="4.233cm"/>
          <style:tab-stop style:position="6.35cm"/>
          <style:tab-stop style:position="8.467cm"/>
          <style:tab-stop style:position="10.583cm"/>
          <style:tab-stop style:position="12.7cm"/>
          <style:tab-stop style:position="14.817cm"/>
          <style:tab-stop style:position="16.933cm"/>
          <style:tab-stop style:position="19.05cm"/>
          <style:tab-stop style:position="21.167cm"/>
          <style:tab-stop style:position="23.283cm"/>
        </style:tab-stops>
      </style:paragraph-properties>
      <style:text-properties fo:font-size="18pt" style:font-size-asian="18pt" style:font-size-complex="18pt"/>
    </style:style>
    <style:style style:name="PresentacionsCursJava_7e_LT_7e_Gliederung_20_4" style:display-name="PresentacionsCursJava~LT~Gliederung 4" style:family="paragraph" style:parent-style-name="PresentacionsCursJava_7e_LT_7e_Gliederung_20_3">
      <style:paragraph-properties fo:margin-left="4.445cm" fo:margin-right="0cm" fo:text-indent="0cm" style:auto-text-indent="false">
        <style:tab-stops>
          <style:tab-stop style:position="-2.54cm"/>
          <style:tab-stop style:position="-0.423cm"/>
          <style:tab-stop style:position="1.693cm"/>
          <style:tab-stop style:position="3.81cm"/>
          <style:tab-stop style:position="5.927cm"/>
          <style:tab-stop style:position="8.043cm"/>
          <style:tab-stop style:position="10.16cm"/>
          <style:tab-stop style:position="12.277cm"/>
          <style:tab-stop style:position="14.393cm"/>
          <style:tab-stop style:position="16.51cm"/>
          <style:tab-stop style:position="18.627cm"/>
          <style:tab-stop style:position="20.743cm"/>
        </style:tab-stops>
      </style:paragraph-properties>
    </style:style>
    <style:style style:name="PresentacionsCursJava_7e_LT_7e_Gliederung_20_5" style:display-name="PresentacionsCursJava~LT~Gliederung 5" style:family="paragraph" style:parent-style-name="PresentacionsCursJava_7e_LT_7e_Gliederung_20_4">
      <style:paragraph-properties fo:margin-left="5.715cm" fo:margin-right="0cm" fo:margin-top="0.176cm" fo:margin-bottom="0cm" fo:text-indent="0cm" style:auto-text-indent="false">
        <style:tab-stops>
          <style:tab-stop style:position="-5.08cm"/>
          <style:tab-stop style:position="-2.963cm"/>
          <style:tab-stop style:position="-0.847cm"/>
          <style:tab-stop style:position="1.27cm"/>
          <style:tab-stop style:position="3.387cm"/>
          <style:tab-stop style:position="5.503cm"/>
          <style:tab-stop style:position="7.62cm"/>
          <style:tab-stop style:position="9.737cm"/>
          <style:tab-stop style:position="11.853cm"/>
          <style:tab-stop style:position="13.97cm"/>
          <style:tab-stop style:position="16.087cm"/>
          <style:tab-stop style:position="18.203cm"/>
        </style:tab-stops>
      </style:paragraph-properties>
      <style:text-properties fo:font-size="20pt" style:font-size-asian="20pt" style:font-size-complex="20pt"/>
    </style:style>
    <style:style style:name="PresentacionsCursJava_7e_LT_7e_Gliederung_20_6" style:display-name="PresentacionsCursJava~LT~Gliederung 6" style:family="paragraph" style:parent-style-name="PresentacionsCursJava_7e_LT_7e_Gliederung_20_5"/>
    <style:style style:name="PresentacionsCursJava_7e_LT_7e_Gliederung_20_7" style:display-name="PresentacionsCursJava~LT~Gliederung 7" style:family="paragraph" style:parent-style-name="PresentacionsCursJava_7e_LT_7e_Gliederung_20_6"/>
    <style:style style:name="PresentacionsCursJava_7e_LT_7e_Gliederung_20_8" style:display-name="PresentacionsCursJava~LT~Gliederung 8" style:family="paragraph" style:parent-style-name="PresentacionsCursJava_7e_LT_7e_Gliederung_20_7"/>
    <style:style style:name="PresentacionsCursJava_7e_LT_7e_Gliederung_20_9" style:display-name="PresentacionsCursJava~LT~Gliederung 9" style:family="paragraph" style:parent-style-name="PresentacionsCursJava_7e_LT_7e_Gliederung_20_8"/>
    <style:style style:name="PresentacionsCursJava_7e_LT_7e_Titel" style:display-name="PresentacionsCursJava~LT~Tite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2.117cm"/>
          <style:tab-stop style:position="4.233cm"/>
          <style:tab-stop style:position="6.35cm"/>
          <style:tab-stop style:position="8.467cm"/>
          <style:tab-stop style:position="10.583cm"/>
          <style:tab-stop style:position="12.7cm"/>
          <style:tab-stop style:position="14.817cm"/>
          <style:tab-stop style:position="16.933cm"/>
          <style:tab-stop style:position="19.05cm"/>
          <style:tab-stop style:position="21.167cm"/>
          <style:tab-stop style:position="23.283cm"/>
          <style:tab-stop style:position="25.4cm"/>
          <style:tab-stop style:position="27.517cm"/>
          <style:tab-stop style:position="29.633cm"/>
        </style:tab-stops>
      </style:paragraph-properties>
      <style:text-properties fo:color="#355e00" style:text-outline="false" style:text-line-through-style="none" style:font-name="Arial" fo:font-size="24pt" fo:font-style="normal" fo:text-shadow="none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/>
    </style:style>
    <style:style style:name="PresentacionsCursJava_7e_LT_7e_Untertitel" style:display-name="PresentacionsCursJava~LT~Untertitel" style:family="paragraph">
      <style:paragraph-properties fo:margin-left="0cm" fo:margin-right="0cm" fo:margin-top="0.176cm" fo:margin-bottom="0cm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2.117cm"/>
          <style:tab-stop style:position="4.233cm"/>
          <style:tab-stop style:position="6.35cm"/>
          <style:tab-stop style:position="8.467cm"/>
          <style:tab-stop style:position="10.583cm"/>
          <style:tab-stop style:position="12.7cm"/>
          <style:tab-stop style:position="14.817cm"/>
          <style:tab-stop style:position="16.933cm"/>
          <style:tab-stop style:position="19.05cm"/>
          <style:tab-stop style:position="21.167cm"/>
          <style:tab-stop style:position="23.283cm"/>
          <style:tab-stop style:position="25.4cm"/>
          <style:tab-stop style:position="27.517cm"/>
          <style:tab-stop style:position="29.633cm"/>
        </style:tab-stops>
      </style:paragraph-properties>
      <style:text-properties fo:color="#000000" style:text-outline="false" style:text-line-through-style="none" style:font-name="Arial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/>
    </style:style>
    <style:style style:name="PresentacionsCursJava_7e_LT_7e_Notizen" style:display-name="PresentacionsCursJava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117cm"/>
          <style:tab-stop style:position="4.233cm"/>
          <style:tab-stop style:position="6.35cm"/>
          <style:tab-stop style:position="8.467cm"/>
          <style:tab-stop style:position="10.583cm"/>
          <style:tab-stop style:position="12.7cm"/>
          <style:tab-stop style:position="14.817cm"/>
          <style:tab-stop style:position="16.933cm"/>
          <style:tab-stop style:position="19.05cm"/>
          <style:tab-stop style:position="21.167cm"/>
          <style:tab-stop style:position="23.283cm"/>
          <style:tab-stop style:position="25.4cm"/>
          <style:tab-stop style:position="27.517cm"/>
          <style:tab-stop style:position="29.633cm"/>
        </style:tab-stops>
      </style:paragraph-properties>
      <style:text-properties fo:color="#000000"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/>
    </style:style>
    <style:style style:name="PresentacionsCursJava_7e_LT_7e_Hintergrundobjekte" style:display-name="PresentacionsCursJava~LT~Hintergrundobjekte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PresentacionsCursJava_7e_LT_7e_Hintergrund" style:display-name="PresentacionsCursJava~LT~Hintergrund" style:family="paragraph">
      <style:paragraph-properties fo:text-align="center" style:justify-single-word="false" style:text-autospace="none"/>
    </style:style>
    <style:style style:name="WW-Títo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/>
      <style:text-properties fo:color="#000000" style:text-outline="false" style:text-line-through-style="none" style:font-name="Arial" fo:font-size="44pt" fo:letter-spacing="normal" fo:font-style="normal" fo:text-shadow="none" style:text-underline-style="none" fo:font-weight="normal" style:letter-kerning="false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/>
    </style:style>
    <style:style style:name="Objectes_20_de_20_fons" style:display-name="Objectes de fons" style:family="paragraph">
      <style:paragraph-properties style:text-autospace="none"/>
    </style:style>
    <style:style style:name="Fons" style:family="paragraph">
      <style:paragraph-properties style:text-autospace="non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/>
    </style:style>
    <style:style style:name="Contorn_20_1" style:display-name="Contorn 1" style:family="paragraph">
      <style:paragraph-properties fo:margin-left="1.198cm" fo:margin-right="0cm" fo:margin-top="0cm" fo:margin-bottom="0.499cm" style:line-height-at-least="0.353cm" fo:text-align="start" style:justify-single-word="false" fo:text-indent="-0.9cm" style:auto-text-indent="false" style:text-autospace="none"/>
      <style:text-properties fo:color="#008080" style:text-outline="false" style:text-line-through-style="none" style:font-name="Arial" fo:font-size="32pt" fo:letter-spacing="normal" fo:font-style="normal" fo:text-shadow="none" style:text-underline-style="none" fo:font-weight="normal" style:letter-kerning="fals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Contorn_20_2" style:display-name="Contorn 2" style:family="paragraph" style:parent-style-name="Contorn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Contorn_20_3" style:display-name="Contorn 3" style:family="paragraph" style:parent-style-name="Contorn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Contorn_20_4" style:display-name="Contorn 4" style:family="paragraph" style:parent-style-name="Contorn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Contorn_20_5" style:display-name="Contorn 5" style:family="paragraph" style:parent-style-name="Contorn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Contorn_20_6" style:display-name="Contorn 6" style:family="paragraph" style:parent-style-name="Contorn_20_5">
      <style:paragraph-properties fo:margin-left="7.2cm" fo:margin-right="0cm" fo:text-indent="-0.6cm" style:auto-text-indent="false">
        <style:tab-stops/>
      </style:paragraph-properties>
    </style:style>
    <style:style style:name="Contorn_20_7" style:display-name="Contorn 7" style:family="paragraph" style:parent-style-name="Contorn_20_6">
      <style:paragraph-properties fo:margin-left="8.4cm" fo:margin-right="0cm" fo:text-indent="-0.6cm" style:auto-text-indent="false">
        <style:tab-stops/>
      </style:paragraph-properties>
    </style:style>
    <style:style style:name="Contorn_20_8" style:display-name="Contorn 8" style:family="paragraph" style:parent-style-name="Contorn_20_7">
      <style:paragraph-properties fo:margin-left="9.601cm" fo:margin-right="0cm" fo:text-indent="-0.6cm" style:auto-text-indent="false">
        <style:tab-stops/>
      </style:paragraph-properties>
    </style:style>
    <style:style style:name="Contorn_20_9" style:display-name="Contorn 9" style:family="paragraph" style:parent-style-name="Contorn_20_8">
      <style:paragraph-properties fo:margin-left="10.8cm" fo:margin-right="0cm" fo:text-indent="-0.6cm" style:auto-text-indent="false">
        <style:tab-stops/>
      </style:paragraph-properties>
    </style:style>
    <style:style style:name="TitolSeccio" style:family="paragraph" style:parent-style-name="Standard">
      <style:paragraph-properties fo:margin-left="1.199cm" fo:margin-right="0cm" fo:margin-top="0cm" fo:margin-bottom="0.499cm" fo:text-align="center" style:justify-single-word="false" fo:text-indent="-0.9cm" style:auto-text-indent="false">
        <style:tab-stops>
          <style:tab-stop style:position="0cm"/>
        </style:tab-stops>
      </style:paragraph-properties>
      <style:text-properties fo:color="#008000" fo:font-size="32pt" fo:letter-spacing="normal" fo:text-shadow="1pt 1pt" style:letter-kerning="false" style:font-size-asian="32pt" style:font-size-complex="32pt"/>
    </style:style>
    <style:style style:name="PrimeraPagina_7e_LT_7e_Gliederung_20_1" style:display-name="PrimeraPagina~LT~Gliederung 1" style:family="paragraph">
      <style:paragraph-properties fo:margin-left="1.198cm" fo:margin-right="0cm" fo:margin-top="0cm" fo:margin-bottom="0.499cm" style:line-height-at-least="0.353cm" fo:text-align="start" style:justify-single-word="false" fo:text-indent="-0.9cm" style:auto-text-indent="false" style:text-autospace="none"/>
      <style:text-properties fo:color="#008080" style:text-outline="false" style:text-line-through-style="none" style:font-name="Arial" fo:font-size="32pt" fo:letter-spacing="normal" fo:font-style="normal" fo:text-shadow="none" style:text-underline-style="none" fo:font-weight="normal" style:letter-kerning="fals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PrimeraPagina_7e_LT_7e_Gliederung_20_2" style:display-name="PrimeraPagina~LT~Gliederung 2" style:family="paragraph" style:parent-style-name="PrimeraPagina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rimeraPagina_7e_LT_7e_Gliederung_20_3" style:display-name="PrimeraPagina~LT~Gliederung 3" style:family="paragraph" style:parent-style-name="PrimeraPagina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rimeraPagina_7e_LT_7e_Gliederung_20_4" style:display-name="PrimeraPagina~LT~Gliederung 4" style:family="paragraph" style:parent-style-name="PrimeraPagina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rimeraPagina_7e_LT_7e_Gliederung_20_5" style:display-name="PrimeraPagina~LT~Gliederung 5" style:family="paragraph" style:parent-style-name="PrimeraPagina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PrimeraPagina_7e_LT_7e_Gliederung_20_6" style:display-name="PrimeraPagina~LT~Gliederung 6" style:family="paragraph" style:parent-style-name="PrimeraPagina_7e_LT_7e_Gliederung_20_5">
      <style:paragraph-properties fo:margin-left="7.2cm" fo:margin-right="0cm" fo:text-indent="-0.6cm" style:auto-text-indent="false">
        <style:tab-stops/>
      </style:paragraph-properties>
    </style:style>
    <style:style style:name="PrimeraPagina_7e_LT_7e_Gliederung_20_7" style:display-name="PrimeraPagina~LT~Gliederung 7" style:family="paragraph" style:parent-style-name="PrimeraPagina_7e_LT_7e_Gliederung_20_6">
      <style:paragraph-properties fo:margin-left="8.4cm" fo:margin-right="0cm" fo:text-indent="-0.6cm" style:auto-text-indent="false">
        <style:tab-stops/>
      </style:paragraph-properties>
    </style:style>
    <style:style style:name="PrimeraPagina_7e_LT_7e_Gliederung_20_8" style:display-name="PrimeraPagina~LT~Gliederung 8" style:family="paragraph" style:parent-style-name="PrimeraPagina_7e_LT_7e_Gliederung_20_7">
      <style:paragraph-properties fo:margin-left="9.601cm" fo:margin-right="0cm" fo:text-indent="-0.6cm" style:auto-text-indent="false">
        <style:tab-stops/>
      </style:paragraph-properties>
    </style:style>
    <style:style style:name="PrimeraPagina_7e_LT_7e_Gliederung_20_9" style:display-name="PrimeraPagina~LT~Gliederung 9" style:family="paragraph" style:parent-style-name="PrimeraPagina_7e_LT_7e_Gliederung_20_8">
      <style:paragraph-properties fo:margin-left="10.8cm" fo:margin-right="0cm" fo:text-indent="-0.6cm" style:auto-text-indent="false">
        <style:tab-stops/>
      </style:paragraph-properties>
    </style:style>
    <style:style style:name="PrimeraPagina_7e_LT_7e_Titel" style:display-name="PrimeraPagina~LT~Tite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/>
      <style:text-properties fo:color="#000000" style:text-outline="false" style:text-line-through-style="none" style:font-name="Arial" fo:font-size="44pt" fo:letter-spacing="normal" fo:font-style="normal" fo:text-shadow="none" style:text-underline-style="none" fo:font-weight="normal" style:letter-kerning="false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/>
    </style:style>
    <style:style style:name="PrimeraPagina_7e_LT_7e_Untertitel" style:display-name="PrimeraPagina~LT~Untertite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" fo:font-size="32pt" fo:letter-spacing="normal" fo:font-style="normal" fo:text-shadow="none" style:text-underline-style="none" fo:font-weight="normal" style:letter-kerning="fals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PrimeraPagina_7e_LT_7e_Notizen" style:display-name="PrimeraPagina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/>
    </style:style>
    <style:style style:name="PrimeraPagina_7e_LT_7e_Hintergrundobjekte" style:display-name="PrimeraPagina~LT~Hintergrundobjekte" style:family="paragraph">
      <style:paragraph-properties style:text-autospace="none"/>
    </style:style>
    <style:style style:name="PrimeraPagina_7e_LT_7e_Hintergrund" style:display-name="PrimeraPagina~LT~Hintergrund" style:family="paragraph">
      <style:paragraph-properties style:text-autospac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6-03-31T12:08:04</meta:creation-date>
    <dc:date>2006-03-31T13:49:55</dc:date>
    <dc:language>ca-ES</dc:language>
    <meta:editing-cycles>11</meta:editing-cycles>
    <meta:editing-duration>PT1H41M5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84" meta:word-count="527" meta:character-count="3620"/>
  </office:meta>
</office:document-meta>
</file>